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2.078cm" fo:min-width="2.02cm" loext:decorative="fals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.078cm" fo:min-width="2.021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27cm" fo:min-width="18.5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Arrow" draw:marker-start-width="0.3cm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62cm" svg:height="3.292cm" svg:x="2.188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62cm" svg:height="3.292cm" svg:x="6.302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62cm" svg:height="3.292cm" svg:x="10.416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563cm" svg:height="3.292cm" svg:x="14.53cm" svg:y="2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62cm" svg:height="3.292cm" svg:x="2.188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62cm" svg:height="3.292cm" svg:x="6.302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562cm" svg:height="3.292cm" svg:x="10.416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3.563cm" svg:height="3.292cm" svg:x="14.53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9cm" svg:height="1.977cm" svg:x="1cm" svg:y="6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2.423cm" svg:height="1.848cm" draw:transform="skewX (0.0893608577021098) rotate (1.09519410562644) translate (1.37656895425496cm 7.88865240750916cm)" svg:viewBox="0 0 2424 1849" svg:d="M0 10c354 45 1135-193 1086 406-33 400-536 960-23 1283l678 150 439-39 244-13">
          <text:p/>
        </draw:path>
        <draw:path draw:style-name="gr4" draw:text-style-name="P3" draw:layer="layout" svg:width="2.423cm" svg:height="1.848cm" draw:transform="skewX (0.0893608577021097) rotate (1.09519410562644) translate (5.67775005661716cm 7.88865240750916cm)" svg:viewBox="0 0 2424 1849" svg:d="M0 10c354 45 1135-193 1086 406-33 400-536 960-23 1283l678 150 439-39 244-13">
          <text:p/>
        </draw:path>
        <draw:path draw:style-name="gr4" draw:text-style-name="P3" draw:layer="layout" svg:width="2.425cm" svg:height="1.848cm" draw:transform="skewX (0.0904080552533062) rotate (1.09554317147684) translate (9.41807602931451cm 7.88875089132101cm)" svg:viewBox="0 0 2426 1849" svg:d="M0 10c354 45 1135-193 1086 407-33 399-535 959-22 1282l679 150 439-38 244-13">
          <text:p/>
        </draw:path>
        <draw:path draw:style-name="gr4" draw:text-style-name="P3" draw:layer="layout" svg:width="2.425cm" svg:height="1.848cm" draw:transform="skewX (0.0904080552533063) rotate (1.09554317147684) translate (13.3452413836452cm 7.88875089132101cm)" svg:viewBox="0 0 2426 1849" svg:d="M0 10c354 45 1135-193 1086 407-33 399-535 959-22 1282l679 150 439-38 244-13">
          <text:p/>
        </draw:path>
        <draw:path draw:style-name="gr4" draw:text-style-name="P3" draw:layer="layout" svg:width="2.423cm" svg:height="1.848cm" draw:transform="skewX (0.0893608577021096) rotate (1.09554317147684) translate (16.8983861469997cm 7.88876030254828cm)" svg:viewBox="0 0 2424 1849" svg:d="M0 10c354 45 1135-193 1085 407-32 399-535 959-23 1282l679 150 439-38 244-13">
          <text:p/>
        </draw:path>
        <draw:connector draw:style-name="gr5" draw:text-style-name="P3" draw:layer="layout" draw:type="curve" svg:x1="5.229cm" svg:y1="3.265cm" svg:x2="6.823cm" svg:y2="3.265cm" draw:start-shape="id1" draw:start-glue-point="11" draw:end-shape="id2" draw:end-glue-point="5" svg:d="M5229 3265c0-1474 1594-1474 1594 0" svg:viewBox="0 0 1595 1106">
          <text:p/>
        </draw:connector>
        <draw:connector draw:style-name="gr6" draw:text-style-name="P3" draw:layer="layout" draw:type="curve" svg:x1="5.229cm" svg:y1="11.608cm" svg:x2="6.823cm" svg:y2="11.608cm" draw:start-shape="id3" draw:start-glue-point="9" draw:end-shape="id4" draw:end-glue-point="7" svg:d="M5229 11608c0 1476 1594 1476 1594 0" svg:viewBox="0 0 1595 1108">
          <text:p/>
        </draw:connector>
        <draw:connector draw:style-name="gr7" draw:text-style-name="P3" draw:layer="layout" draw:type="curve" svg:x1="9.343cm" svg:y1="3.265cm" svg:x2="10.937cm" svg:y2="3.265cm" draw:start-shape="id2" draw:start-glue-point="11" draw:end-shape="id5" draw:end-glue-point="5" svg:d="M9343 3265c0-1474 1594-1474 1594 0" svg:viewBox="0 0 1595 1106">
          <text:p/>
        </draw:connector>
        <draw:connector draw:style-name="gr8" draw:text-style-name="P3" draw:layer="layout" draw:type="curve" svg:x1="13.457cm" svg:y1="3.265cm" svg:x2="15.051cm" svg:y2="3.265cm" draw:start-shape="id5" draw:start-glue-point="11" draw:end-shape="id6" draw:end-glue-point="5" svg:d="M13457 3265c0-1474 1594-1474 1594 0" svg:viewBox="0 0 1595 1106">
          <text:p/>
        </draw:connector>
        <draw:connector draw:style-name="gr9" draw:text-style-name="P3" draw:layer="layout" draw:type="curve" svg:x1="9.343cm" svg:y1="11.608cm" svg:x2="10.937cm" svg:y2="11.608cm" draw:start-shape="id4" draw:start-glue-point="9" draw:end-shape="id7" draw:end-glue-point="7" svg:d="M9343 11608c0 1476 1594 1476 1594 0" svg:viewBox="0 0 1595 1108">
          <text:p/>
        </draw:connector>
        <draw:connector draw:style-name="gr9" draw:text-style-name="P3" draw:layer="layout" draw:type="curve" svg:x1="13.457cm" svg:y1="11.608cm" svg:x2="15.051cm" svg:y2="11.608cm" draw:start-shape="id7" draw:start-glue-point="9" draw:end-shape="id8" draw:end-glue-point="7" svg:d="M13457 11608c0 1476 1594 1476 1594 0" svg:viewBox="0 0 1595 1108">
          <text:p/>
        </draw:connector>
        <draw:connector draw:style-name="gr9" draw:text-style-name="P3" draw:layer="layout" draw:type="curve" draw:line-skew="-0.992cm" svg:x1="3.969cm" svg:y1="2.783cm" svg:x2="16.312cm" svg:y2="2.783cm" draw:start-shape="id1" draw:start-glue-point="4" draw:end-shape="id6" draw:end-glue-point="4" svg:d="M3969 2783c0-2239 12343-2239 12343 0" svg:viewBox="0 0 12344 1680">
          <text:p/>
        </draw:connector>
        <draw:connector draw:style-name="gr9" draw:text-style-name="P3" draw:layer="layout" draw:type="curve" draw:line-skew="-0.715cm" svg:x1="3.969cm" svg:y1="2.783cm" svg:x2="12.197cm" svg:y2="2.783cm" draw:start-shape="id1" draw:start-glue-point="4" draw:end-shape="id5" draw:end-glue-point="4" svg:d="M3969 2783c0-1824 8228-1824 8228 0" svg:viewBox="0 0 8229 1369">
          <text:p/>
        </draw:connector>
        <draw:connector draw:style-name="gr9" draw:text-style-name="P3" draw:layer="layout" draw:type="curve" draw:line-skew="-0.715cm" svg:x1="8.083cm" svg:y1="2.783cm" svg:x2="16.312cm" svg:y2="2.783cm" draw:start-shape="id2" draw:start-glue-point="4" draw:end-shape="id6" draw:end-glue-point="4" svg:d="M8083 2783c0-1824 8229-1824 8229 0" svg:viewBox="0 0 8230 1369">
          <text:p/>
        </draw:connector>
        <draw:connector draw:style-name="gr9" draw:text-style-name="P3" draw:layer="layout" draw:type="curve" draw:line-skew="0.905cm" svg:x1="3.969cm" svg:y1="12.09cm" svg:x2="16.312cm" svg:y2="12.09cm" draw:start-shape="id3" draw:start-glue-point="8" draw:end-shape="id8" draw:end-glue-point="8" svg:d="M3969 12090c0 2110 12343 2110 12343 0" svg:viewBox="0 0 12344 1584">
          <text:p/>
        </draw:connector>
        <draw:connector draw:style-name="gr9" draw:text-style-name="P3" draw:layer="layout" draw:type="curve" draw:line-skew="0.539cm" svg:x1="3.969cm" svg:y1="12.09cm" svg:x2="12.197cm" svg:y2="12.09cm" draw:start-shape="id3" draw:start-glue-point="8" draw:end-shape="id7" draw:end-glue-point="8" svg:d="M3969 12090c0 1561 8228 1561 8228 0" svg:viewBox="0 0 8229 1172">
          <text:p/>
        </draw:connector>
        <draw:connector draw:style-name="gr9" draw:text-style-name="P3" draw:layer="layout" draw:type="curve" draw:line-skew="0.539cm" svg:x1="8.083cm" svg:y1="12.09cm" svg:x2="16.311cm" svg:y2="12.09cm" draw:start-shape="id4" draw:start-glue-point="8" draw:end-shape="id8" svg:d="M8083 12090c0 1561 8228 1561 8228 0" svg:viewBox="0 0 8229 11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8:30:45.769677788</meta:creation-date>
    <dc:date>2025-03-12T08:43:17.686288373</dc:date>
    <meta:editing-duration>PT12M29S</meta:editing-duration>
    <meta:editing-cycles>5</meta:editing-cycles>
    <meta:generator>LibreOffice/24.8.5.2$Linux_X86_64 LibreOffice_project/480$Build-2</meta:generator>
    <meta:document-statistic meta:object-count="26"/>
  </office:meta>
</office:document-meta>
</file>